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37c21" officeooo:paragraph-rsid="00137c21"/>
    </style:style>
    <style:style style:name="P2" style:family="paragraph" style:parent-style-name="Heading_20_5">
      <style:text-properties officeooo:rsid="00115ba4" officeooo:paragraph-rsid="00115ba4"/>
    </style:style>
    <style:style style:name="P3" style:family="paragraph" style:parent-style-name="Heading_20_5">
      <style:text-properties officeooo:rsid="0011937b" officeooo:paragraph-rsid="0011937b"/>
    </style:style>
    <style:style style:name="P4" style:family="paragraph" style:parent-style-name="Heading_20_5">
      <style:text-properties officeooo:rsid="0012d8b5" officeooo:paragraph-rsid="0012d8b5"/>
    </style:style>
    <style:style style:name="P5" style:family="paragraph" style:parent-style-name="Text_20_body" style:list-style-name="L2">
      <style:text-properties officeooo:rsid="00115ba4" officeooo:paragraph-rsid="00115ba4"/>
    </style:style>
    <style:style style:name="P6" style:family="paragraph" style:parent-style-name="Text_20_body" style:list-style-name="L3">
      <style:text-properties officeooo:rsid="00115ba4" officeooo:paragraph-rsid="00115ba4"/>
    </style:style>
    <style:style style:name="P7" style:family="paragraph" style:parent-style-name="Text_20_body" style:list-style-name="L3">
      <style:text-properties officeooo:rsid="0011937b" officeooo:paragraph-rsid="0011937b"/>
    </style:style>
    <style:style style:name="P8" style:family="paragraph" style:parent-style-name="Text_20_body">
      <style:text-properties officeooo:rsid="0011937b" officeooo:paragraph-rsid="0011937b"/>
    </style:style>
    <style:style style:name="P9" style:family="paragraph" style:parent-style-name="Text_20_body" style:list-style-name="L4">
      <style:text-properties officeooo:rsid="0011937b" officeooo:paragraph-rsid="0011937b"/>
    </style:style>
    <style:style style:name="P10" style:family="paragraph" style:parent-style-name="Text_20_body" style:list-style-name="L2">
      <style:text-properties officeooo:rsid="0011937b" officeooo:paragraph-rsid="0011937b"/>
    </style:style>
    <style:style style:name="P11" style:family="paragraph" style:parent-style-name="Text_20_body" style:list-style-name="L6">
      <style:text-properties officeooo:rsid="0012d8b5" officeooo:paragraph-rsid="0012d8b5"/>
    </style:style>
    <style:style style:name="P12" style:family="paragraph" style:parent-style-name="Text_20_body" style:list-style-name="L9">
      <style:text-properties officeooo:rsid="0012d8b5" officeooo:paragraph-rsid="0012d8b5"/>
    </style:style>
    <style:style style:name="P13" style:family="paragraph" style:parent-style-name="Text_20_body" style:list-style-name="L12">
      <style:text-properties officeooo:rsid="0012d8b5" officeooo:paragraph-rsid="0012d8b5"/>
    </style:style>
    <style:style style:name="P14" style:family="paragraph" style:parent-style-name="Text_20_body" style:list-style-name="L12">
      <style:text-properties officeooo:rsid="00137c21" officeooo:paragraph-rsid="00137c21"/>
    </style:style>
    <style:style style:name="P15" style:family="paragraph" style:parent-style-name="Text_20_body" style:list-style-name="L4">
      <style:text-properties officeooo:rsid="00137c21" officeooo:paragraph-rsid="00137c21"/>
    </style:style>
    <style:style style:name="P16" style:family="paragraph" style:parent-style-name="Text_20_body" style:list-style-name="L2">
      <style:text-properties officeooo:rsid="00137c21" officeooo:paragraph-rsid="00137c21"/>
    </style:style>
    <style:style style:name="T1" style:family="text">
      <style:text-properties officeooo:rsid="0011937b"/>
    </style:style>
    <style:style style:name="T2" style:family="text">
      <style:text-properties officeooo:rsid="001537fb"/>
    </style:style>
    <style:style style:name="T3" style:family="text">
      <style:text-properties officeooo:rsid="001586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d-term report : bullet points</text:h>
      <text:p text:style-name="Standard"/>
      <text:h text:style-name="P3" text:outline-level="5">I – Context of the internship</text:h>
      <text:list xml:id="list459579952" text:style-name="L4">
        <text:list-item>
          <text:p text:style-name="P9">Presentation of the previous results :</text:p>
          <text:list>
            <text:list-item>
              <text:p text:style-name="P9">interactive patcher</text:p>
            </text:list-item>
            <text:list-item>
              <text:p text:style-name="P9">relatively aestheticaly pleasing</text:p>
            </text:list-item>
            <text:list-item>
              <text:p text:style-name="P9">poorly optimized</text:p>
            </text:list-item>
          </text:list>
        </text:list-item>
        <text:list-item>
          <text:p text:style-name="P9">This year intership :</text:p>
          <text:list>
            <text:list-item>
              <text:p text:style-name="P9">exploring other properties of the dataset :</text:p>
              <text:list>
                <text:list-item>
                  <text:p text:style-name="P9">relation between the hemisphere</text:p>
                </text:list-item>
                <text:list-item>
                  <text:p text:style-name="P9">propagation of the activation</text:p>
                </text:list-item>
              </text:list>
            </text:list-item>
            <text:list-item>
              <text:p text:style-name="P9">deepening the interactive side and the artistic application</text:p>
            </text:list-item>
            <text:list-item>
              <text:p text:style-name="P15">optimizing the patcher</text:p>
            </text:list-item>
          </text:list>
        </text:list-item>
      </text:list>
      <text:h text:style-name="P2" text:outline-level="5">I<text:span text:style-name="T1">I</text:span> – State of the art</text:h>
      <text:list xml:id="list57407261" text:style-name="L2">
        <text:list-item>
          <text:p text:style-name="P5">Sonification</text:p>
        </text:list-item>
        <text:list-item>
          <text:p text:style-name="P5">Picture sonification</text:p>
        </text:list-item>
        <text:list-item>
          <text:p text:style-name="P5">The sonification in medicine and biology</text:p>
        </text:list-item>
        <text:list-item>
          <text:p text:style-name="P5">This year : emphasize on the case of the neural imaging and interaction</text:p>
          <text:list>
            <text:list-item>
              <text:p text:style-name="P5">dynamic <text:s/>control model </text:p>
            </text:list-item>
            <text:list-item>
              <text:p text:style-name="P10">emphasize on the wave space sonificaiton and model based sonification</text:p>
            </text:list-item>
            <text:list-item>
              <text:p text:style-name="P5">researches about machine learning for sonification</text:p>
            </text:list-item>
            <text:list-item>
              <text:p text:style-name="P16">researches on neural data sonification</text:p>
            </text:list-item>
          </text:list>
        </text:list-item>
        <text:list-item>
          <text:p text:style-name="P10">Conclusion : why we are interested in our approach</text:p>
          <text:list>
            <text:list-item>
              <text:p text:style-name="P10">both wisualization and sonification</text:p>
            </text:list-item>
            <text:list-item>
              <text:p text:style-name="P10">interactive</text:p>
            </text:list-item>
            <text:list-item>
              <text:p text:style-name="P10">wider variety of datasets, because not event based</text:p>
            </text:list-item>
          </text:list>
        </text:list-item>
      </text:list>
      <text:h text:style-name="P2" text:outline-level="5">II<text:span text:style-name="T1">I</text:span> – What has been done (another title would be more appropriate)</text:h>
      <text:list xml:id="list1325451019" text:style-name="L3">
        <text:list-item>
          <text:p text:style-name="P6">Optimization of the previous patcher</text:p>
          <text:list>
            <text:list-item>
              <text:p text:style-name="P6">recoded to improve performances</text:p>
              <text:list>
                <text:list-item>
                  <text:p text:style-name="P6">synthesis</text:p>
                </text:list-item>
                <text:list-item>
                  <text:p text:style-name="P6">processing</text:p>
                </text:list-item>
                <text:list-item>
                  <text:p text:style-name="P6"><text:soft-page-break/>removed unused features</text:p>
                </text:list-item>
              </text:list>
            </text:list-item>
            <text:list-item>
              <text:p text:style-name="P6">Addition to the patcher</text:p>
              <text:list>
                <text:list-item>
                  <text:p text:style-name="P6">interface and usage</text:p>
                  <text:list>
                    <text:list-item>
                      <text:p text:style-name="P6">easier to use interface</text:p>
                    </text:list-item>
                    <text:list-item>
                      <text:p text:style-name="P6">tools</text:p>
                      <text:list>
                        <text:list-item>
                          <text:p text:style-name="P6">graphs</text:p>
                        </text:list-item>
                        <text:list-item>
                          <text:p text:style-name="P6">« hemisphere » mode<text:span text:style-name="T1">s</text:span></text:p>
                        </text:list-item>
                        <text:list-item>
                          <text:p text:style-name="P6">sets of clusters</text:p>
                        </text:list-item>
                      </text:list>
                    </text:list-item>
                  </text:list>
                </text:list-item>
                <text:list-item>
                  <text:p text:style-name="P7">mapping</text:p>
                  <text:list>
                    <text:list-item>
                      <text:p text:style-name="P7">clarification of the relations</text:p>
                    </text:list-item>
                    <text:list-item>
                      <text:p text:style-name="P7">mapping to the detune effe<text:span text:style-name="T3">c</text:span>t</text:p>
                    </text:list-item>
                  </text:list>
                </text:list-item>
                <text:list-item>
                  <text:p text:style-name="P7">Synthesis / aesthetic :</text:p>
                  <text:list>
                    <text:list-item>
                      <text:p text:style-name="P7">addition of the dc remover</text:p>
                    </text:list-item>
                    <text:list-item>
                      <text:p text:style-name="P7">addition of the waveguide</text:p>
                    </text:list-item>
                    <text:list-item>
                      <text:p text:style-name="P7">addition of the comb fil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Updated documentation</text:p>
          <text:list>
            <text:list-item>
              <text:p text:style-name="P7">update of the manual</text:p>
            </text:list-item>
            <text:list-item>
              <text:p text:style-name="P7">technical note to keep track of the different relation<text:span text:style-name="T2">s</text:span> and of the architecture</text:p>
            </text:list-item>
          </text:list>
        </text:list-item>
      </text:list>
      <text:p text:style-name="P8"/>
      <text:h text:style-name="P4" text:outline-level="5">III – Future work</text:h>
      <text:list xml:id="list4171164316" text:style-name="L6">
        <text:list-item>
          <text:p text:style-name="P11">Small survey to get feedbacks</text:p>
        </text:list-item>
      </text:list>
      <text:list xml:id="list1160642374" text:style-name="L12">
        <text:list-item>
          <text:list>
            <text:list-item>
              <text:p text:style-name="P13">research on the evaluation of a sonification</text:p>
            </text:list-item>
            <text:list-item>
              <text:p text:style-name="P13">research on how to run this kind of survey</text:p>
            </text:list-item>
          </text:list>
        </text:list-item>
        <text:list-item>
          <text:p text:style-name="P14">sonification of the propagation of the activation / of the coordination between hemisphere</text:p>
          <text:list>
            <text:list-item>
              <text:p text:style-name="P14">using a physical model</text:p>
            </text:list-item>
          </text:list>
        </text:list-item>
      </text:list>
      <text:list xml:id="list156742677" text:style-name="L9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5:43:37.708000000</meta:creation-date>
    <dc:date>2021-04-27T18:24:01.469000000</dc:date>
    <meta:editing-duration>PT1H8M20S</meta:editing-duration>
    <meta:editing-cycles>4</meta:editing-cycles>
    <meta:generator>LibreOffice/7.0.5.2$Windows_X86_64 LibreOffice_project/64390860c6cd0aca4beafafcfd84613dd9dfb63a</meta:generator>
    <meta:document-statistic meta:table-count="0" meta:image-count="0" meta:object-count="0" meta:page-count="2" meta:paragraph-count="54" meta:word-count="308" meta:character-count="1765" meta:non-whitespace-character-count="1554"/>
  </office:meta>
</office:document-meta>
</file>